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center" draw:textarea-vertical-align="middle"/>
    </style:style>
    <style:style style:name="gr2" style:family="graphic" style:parent-style-name="standard">
      <style:graphic-properties draw:fill="solid" draw:fill-color="#ccffff" draw:textarea-horizontal-align="center" draw:textarea-vertical-align="middle"/>
    </style:style>
    <style:style style:name="gr3" style:family="graphic" style:parent-style-name="standard">
      <style:graphic-properties draw:marker-start="" draw:marker-end="" draw:marker-end-width="0.25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3.402cm" svg:height="1.872cm" svg:x="3.928cm" svg:y="2.427cm">
          <text:p text:style-name="P1">Auction</text:p>
          <text:p text:style-name="P1">Master</text:p>
        </draw:rect>
        <draw:g>
          <draw:rect draw:style-name="gr2" draw:text-style-name="P1" draw:layer="layout" svg:width="2.479cm" svg:height="1.635cm" svg:x="0cm" svg:y="0.025cm">
            <text:p text:style-name="P2">Bidder</text:p>
          </draw:rect>
          <draw:line draw:style-name="gr3" draw:text-style-name="P3" draw:layer="layout" svg:x1="2.451cm" svg:y1="0.893cm" svg:x2="3.928cm" svg:y2="2.449cm">
            <text:p text:style-name="P2"/>
          </draw:line>
        </draw:g>
        <draw:g>
          <draw:rect draw:style-name="gr2" draw:text-style-name="P1" draw:layer="layout" svg:width="2.479cm" svg:height="1.635cm" svg:x="0.081cm" svg:y="4.879cm">
            <text:p text:style-name="P2">Bidder</text:p>
          </draw:rect>
          <draw:line draw:style-name="gr3" draw:text-style-name="P3" draw:layer="layout" svg:x1="2.609cm" svg:y1="5.64cm" svg:x2="3.928cm" svg:y2="4.268cm">
            <text:p text:style-name="P2"/>
          </draw:line>
        </draw:g>
        <draw:g>
          <draw:rect draw:style-name="gr2" draw:text-style-name="P1" draw:layer="layout" svg:width="2.479cm" svg:height="1.635cm" svg:x="8.546cm" svg:y="4.879cm">
            <text:p text:style-name="P2">Bidder</text:p>
          </draw:rect>
          <draw:line draw:style-name="gr3" draw:text-style-name="P3" draw:layer="layout" svg:x1="8.516cm" svg:y1="5.64cm" svg:x2="7.33cm" svg:y2="4.241cm">
            <text:p text:style-name="P2"/>
          </draw:line>
        </draw:g>
        <draw:g>
          <draw:rect draw:style-name="gr2" draw:text-style-name="P1" draw:layer="layout" svg:width="2.479cm" svg:height="1.635cm" svg:x="8.625cm" svg:y="0cm">
            <text:p text:style-name="P2">Bidder</text:p>
          </draw:rect>
          <draw:line draw:style-name="gr3" draw:text-style-name="P3" draw:layer="layout" svg:x1="7.277cm" svg:y1="2.449cm" svg:x2="8.569cm" svg:y2="0.945cm">
            <text:p text:style-name="P2"/>
          </draw:line>
        </draw:g>
        <draw:g>
          <draw:rect draw:style-name="gr2" draw:text-style-name="P1" draw:layer="layout" svg:width="2.479cm" svg:height="1.635cm" svg:x="0.082cm" svg:y="4.878cm">
            <text:p text:style-name="P2">Bidder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27T14:08:28</meta:creation-date>
    <dc:date>2007-11-27T14:10:11</dc:date>
    <dc:language>en-US</dc:language>
    <meta:editing-cycles>2</meta:editing-cycles>
    <meta:editing-duration>PT1M44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